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swiss"/>
  </office:font-face-decls>
  <office:automatic-styles>
    <style:style style:name="P1" style:family="paragraph" style:parent-style-name="Standard">
      <style:text-properties fo:language="cs" fo:country="CZ"/>
    </style:style>
    <style:style style:name="T1" style:family="text">
      <style:text-properties officeooo:rsid="001022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 tomto programu: 1. <text:span text:style-name="T1">ke každému příkazu </text:span>přidej <text:span text:style-name="T1">vysvětlující poznámku, </text:span><text:s/>pouze v češtině, aby bylo jasné, co daný příkaz dělá a proč, 2. samotný program/<text:span text:style-name="T1">Python </text:span>kod vůbec nijak nemodifikuj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ans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ans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1T20:35:42.704000000</meta:creation-date>
    <dc:date>2024-04-01T20:37:41.652000000</dc:date>
    <meta:editing-duration>PT1M59S</meta:editing-duration>
    <meta:editing-cycles>1</meta:editing-cycles>
    <meta:document-statistic meta:table-count="0" meta:image-count="0" meta:object-count="0" meta:page-count="1" meta:paragraph-count="1" meta:word-count="29" meta:character-count="185" meta:non-whitespace-character-count="156"/>
    <meta:generator>LibreOffice/7.6.4.1$Windows_X86_64 LibreOffice_project/e19e193f88cd6c0525a17fb7a176ed8e6a3e2aa1</meta:generator>
  </office:meta>
</office:document-meta>
</file>